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1.972cm" fo:min-width="3.3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89cm" fo:min-width="3.3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89cm" fo:min-width="4.02cm"/>
      <style:paragraph-properties style:writing-mode="lr-tb"/>
    </style:style>
    <style:style style:name="gr4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5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6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7" style:family="graphic" style:parent-style-name="objectwithoutfill">
      <style:graphic-properties svg:stroke-color="#2a6099" draw:marker-end="Arrowheads_20_13" draw:marker-end-width="0.3cm" draw:fill="none" draw:textarea-vertical-align="middle"/>
    </style:style>
    <style:style style:name="gr8" style:family="graphic" style:parent-style-name="objectwithoutfill">
      <style:graphic-properties svg:stroke-color="#158466" draw:marker-end="Arrowheads_20_13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222cm" svg:x="17.78cm" svg:y="2cm">
          <text:p text:style-name="P1">mode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222cm" svg:x="17.78cm" svg:y="5.493cm">
          <text:p text:style-name="P1">pfsen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222cm" svg:x="17.78cm" svg:y="8.985cm">
          <text:p text:style-name="P1">Ap / Switc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34.655cm" svg:y="14.7cm">
          <text:p text:style-name="P1">Server #1</text:p>
          <text:p text:style-name="P1">Kubernetes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7.632cm" svg:y="14.633cm">
          <text:p text:style-name="P1">Server #0</text:p>
          <text:p text:style-name="P1">Main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2cm" svg:height="2.539cm" svg:x="11.16cm" svg:y="14.633cm">
          <text:p text:style-name="P1">ZFS Storage</text:p>
          <text:p text:style-name="P1">ZFS-Mirr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4.272cm" svg:y="18.476cm">
          <text:p text:style-name="P1">Kubernetes</text:p>
          <text:p text:style-name="P1">/w Stora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0.632cm" svg:y="18.49cm">
          <text:p text:style-name="P1">Bare Meta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2.162cm" svg:y="25.778cm">
          <text:p text:style-name="P1">Cockpit/SS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2.065cm" svg:y="22.665cm">
          <text:p text:style-name="P1">EZ Server </text:p>
          <text:p text:style-name="P1">Moni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0.462cm" svg:y="28.953cm">
          <text:p text:style-name="P1">prometheu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0.462cm" svg:y="32.445cm">
          <text:p text:style-name="P1">grafan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0.462cm" svg:y="25.777cm">
          <text:p text:style-name="P1">Influx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81cm" svg:height="2.539cm" svg:x="10.462cm" svg:y="22.602cm">
          <text:p text:style-name="P2">Traefi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6.495cm" svg:y="22.603cm">
          <text:p text:style-name="P1">Gitla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6.495cm" svg:y="25.778cm">
          <text:p text:style-name="P1">Mariad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2.162cm" svg:y="28.952cm">
          <text:p text:style-name="P1">Timeshift &amp;</text:p>
          <text:p text:style-name="P1">LuckyBacku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4.175cm" svg:y="14.701cm">
          <text:p text:style-name="P1">Server #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.302cm" svg:y="18.157cm">
          <text:p text:style-name="P1">OctoPri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.325cm" svg:y="21.651cm">
          <text:p text:style-name="P1">Cockpit/SS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6.495cm" svg:y="28.953cm">
          <text:p text:style-name="P1">NextClou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6.495cm" svg:y="35.938cm">
          <text:p text:style-name="P1">Home</text:p>
          <text:p text:style-name="P1">Assista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16.495cm" svg:y="32.446cm">
          <text:p text:style-name="P1">heimdall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9.685cm" svg:y1="3.905cm" svg:x2="19.685cm" svg:y2="5.492cm">
          <text:p/>
        </draw:line>
        <draw:line draw:style-name="gr5" draw:text-style-name="P3" draw:layer="layout" svg:x1="19.527cm" svg:y1="11.207cm" svg:x2="19.527cm" svg:y2="14.565cm">
          <text:p/>
        </draw:line>
        <draw:line draw:style-name="gr6" draw:text-style-name="P3" draw:layer="layout" svg:x1="19.685cm" svg:y1="7.715cm" svg:x2="19.685cm" svg:y2="8.985cm">
          <text:p/>
        </draw:line>
        <draw:line draw:style-name="gr7" draw:text-style-name="P4" draw:layer="layout" svg:x1="17.622cm" svg:y1="15.936cm" svg:x2="15.717cm" svg:y2="15.935cm">
          <text:p/>
        </draw:line>
        <draw:line draw:style-name="gr8" draw:text-style-name="P4" draw:layer="layout" svg:x1="20.855cm" svg:y1="21.001cm" svg:x2="20.855cm" svg:y2="34.385cm">
          <text:p/>
        </draw:line>
        <draw:line draw:style-name="gr8" draw:text-style-name="P4" draw:layer="layout" svg:x1="20.855cm" svg:y1="27.035cm" svg:x2="22.272cm" svg:y2="27.035cm">
          <text:p/>
        </draw:line>
        <draw:line draw:style-name="gr8" draw:text-style-name="P4" draw:layer="layout" svg:x1="20.855cm" svg:y1="23.859cm" svg:x2="22.272cm" svg:y2="23.859cm">
          <text:p/>
        </draw:line>
        <draw:line draw:style-name="gr8" draw:text-style-name="P4" draw:layer="layout" svg:x1="20.94cm" svg:y1="30.222cm" svg:x2="22.272cm" svg:y2="30.222cm">
          <text:p/>
        </draw:line>
        <draw:line draw:style-name="gr8" draw:text-style-name="P4" draw:layer="layout" svg:x1="7.985cm" svg:y1="17.239cm" svg:x2="7.985cm" svg:y2="24.542cm">
          <text:p/>
        </draw:line>
        <draw:line draw:style-name="gr8" draw:text-style-name="P4" draw:layer="layout" svg:x1="6.15cm" svg:y1="19.78cm" svg:x2="8.055cm" svg:y2="19.779cm">
          <text:p/>
        </draw:line>
        <draw:line draw:style-name="gr8" draw:text-style-name="P4" draw:layer="layout" svg:x1="6.15cm" svg:y1="22.955cm" svg:x2="8.055cm" svg:y2="22.954cm">
          <text:p/>
        </draw:line>
        <draw:line draw:style-name="gr8" draw:text-style-name="P4" draw:layer="layout" svg:x1="15.225cm" svg:y1="21.014cm" svg:x2="15.225cm" svg:y2="38.795cm">
          <text:p/>
        </draw:line>
        <draw:line draw:style-name="gr8" draw:text-style-name="P4" draw:layer="layout" svg:x1="15.225cm" svg:y1="23.556cm" svg:x2="16.495cm" svg:y2="23.555cm">
          <text:p/>
        </draw:line>
        <draw:line draw:style-name="gr8" draw:text-style-name="P4" draw:layer="layout" svg:x1="15.225cm" svg:y1="30.222cm" svg:x2="16.495cm" svg:y2="30.221cm">
          <text:p/>
        </draw:line>
        <draw:line draw:style-name="gr8" draw:text-style-name="P4" draw:layer="layout" svg:x1="15.225cm" svg:y1="27.047cm" svg:x2="16.495cm" svg:y2="27.046cm">
          <text:p/>
        </draw:line>
        <draw:line draw:style-name="gr8" draw:text-style-name="P4" draw:layer="layout" svg:x1="15.225cm" svg:y1="33.716cm" svg:x2="16.495cm" svg:y2="33.715cm">
          <text:p/>
        </draw:line>
        <draw:line draw:style-name="gr8" draw:text-style-name="P4" draw:layer="layout" svg:x1="15.225cm" svg:y1="37.525cm" svg:x2="16.495cm" svg:y2="37.524cm">
          <text:p/>
        </draw:line>
        <draw:line draw:style-name="gr8" draw:text-style-name="P4" draw:layer="layout" svg:x1="15.225cm" svg:y1="34.351cm" svg:x2="14.272cm" svg:y2="34.35cm">
          <text:p/>
        </draw:line>
        <draw:line draw:style-name="gr8" draw:text-style-name="P4" draw:layer="layout" svg:x1="15.225cm" svg:y1="30.858cm" svg:x2="14.272cm" svg:y2="30.857cm">
          <text:p/>
        </draw:line>
        <draw:line draw:style-name="gr8" draw:text-style-name="P4" draw:layer="layout" svg:x1="15.225cm" svg:y1="27.366cm" svg:x2="14.272cm" svg:y2="27.365cm">
          <text:p/>
        </draw:line>
        <draw:line draw:style-name="gr8" draw:text-style-name="P4" draw:layer="layout" svg:x1="15.225cm" svg:y1="24.191cm" svg:x2="14.272cm" svg:y2="24.19cm">
          <text:p/>
        </draw:line>
        <draw:line draw:style-name="gr8" draw:text-style-name="P4" draw:layer="layout" svg:x1="17.765cm" svg:y1="17.191cm" svg:x2="17.765cm" svg:y2="18.475cm">
          <text:p/>
        </draw:line>
        <draw:line draw:style-name="gr8" draw:text-style-name="P4" draw:layer="layout" svg:x1="20.94cm" svg:y1="17.205cm" svg:x2="20.94cm" svg:y2="18.489cm">
          <text:p/>
        </draw:line>
        <draw:custom-shape draw:style-name="gr2" draw:text-style-name="P1" draw:layer="layout" svg:width="3.81cm" svg:height="2.539cm" svg:x="37.632cm" svg:y="18.522cm">
          <text:p text:style-name="P1">Bare Meta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40.162cm" svg:y="25.81cm">
          <text:p text:style-name="P1">Cockpit/SS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40.065cm" svg:y="22.697cm">
          <text:p text:style-name="P1">EZ Server </text:p>
          <text:p text:style-name="P1">Moni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40.162cm" svg:y="28.984cm">
          <text:p text:style-name="P1">Ansible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37.855cm" svg:y1="21.033cm" svg:x2="37.855cm" svg:y2="34.385cm">
          <text:p/>
        </draw:line>
        <draw:line draw:style-name="gr8" draw:text-style-name="P4" draw:layer="layout" svg:x1="37.855cm" svg:y1="27.067cm" svg:x2="40.077cm" svg:y2="27.066cm">
          <text:p/>
        </draw:line>
        <draw:line draw:style-name="gr8" draw:text-style-name="P4" draw:layer="layout" svg:x1="37.855cm" svg:y1="23.891cm" svg:x2="40.077cm" svg:y2="23.89cm">
          <text:p/>
        </draw:line>
        <draw:line draw:style-name="gr8" draw:text-style-name="P4" draw:layer="layout" svg:x1="37.94cm" svg:y1="30.254cm" svg:x2="40.162cm" svg:y2="30.253cm">
          <text:p/>
        </draw:line>
        <draw:line draw:style-name="gr8" draw:text-style-name="P4" draw:layer="layout" svg:x1="37.94cm" svg:y1="17.237cm" svg:x2="37.94cm" svg:y2="18.521cm">
          <text:p/>
        </draw:line>
        <draw:custom-shape draw:style-name="gr2" draw:text-style-name="P1" draw:layer="layout" svg:width="3.81cm" svg:height="2.539cm" svg:x="32.272cm" svg:y="18.508cm">
          <text:p text:style-name="P1">Kubernetes</text:p>
          <text:p text:style-name="P1">Storageles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35.765cm" svg:y1="17.223cm" svg:x2="35.765cm" svg:y2="18.507cm">
          <text:p/>
        </draw:line>
        <draw:line draw:style-name="gr5" draw:text-style-name="P3" draw:layer="layout" svg:x1="17.827cm" svg:y1="9.937cm" svg:x2="5.762cm" svg:y2="14.7cm">
          <text:p/>
        </draw:line>
        <draw:line draw:style-name="gr5" draw:text-style-name="P3" draw:layer="layout" svg:x1="36.877cm" svg:y1="14.382cm" svg:x2="21.955cm" svg:y2="10.255cm">
          <text:p/>
        </draw:line>
        <draw:custom-shape draw:style-name="gr2" draw:text-style-name="P1" draw:layer="layout" svg:width="3.81cm" svg:height="2.539cm" svg:x="27.563cm" svg:y="28.954cm">
          <text:p text:style-name="P1">kube-eag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7.563cm" svg:y="32.446cm">
          <text:p text:style-name="P1">Metrics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7.563cm" svg:y="25.778cm">
          <text:p text:style-name="P1">Image</text:p>
          <text:p text:style-name="P1">Version</text:p>
          <text:p text:style-name="P1">check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81cm" svg:height="2.539cm" svg:x="27.563cm" svg:y="22.603cm">
          <text:p text:style-name="P1">cert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33.596cm" svg:y="22.604cm">
          <text:p text:style-name="P1">phpmyadm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33.596cm" svg:y="25.779cm">
          <text:p text:style-name="P1">Gitlab</text:p>
          <text:p text:style-name="P1">runn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33.596cm" svg:y="28.954cm">
          <text:p text:style-name="P1">Finance</text:p>
          <text:p text:style-name="P1">Track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33.596cm" svg:y="32.447cm">
          <text:p text:style-name="P1">Analytics</text:p>
          <text:p text:style-name="P1">For</text:p>
          <text:p text:style-name="P1">Spotify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32.326cm" svg:y1="21.015cm" svg:x2="32.432cm" svg:y2="35.337cm">
          <text:p/>
        </draw:line>
        <draw:line draw:style-name="gr8" draw:text-style-name="P4" draw:layer="layout" svg:x1="32.326cm" svg:y1="23.557cm" svg:x2="33.596cm" svg:y2="23.556cm">
          <text:p/>
        </draw:line>
        <draw:line draw:style-name="gr8" draw:text-style-name="P4" draw:layer="layout" svg:x1="32.326cm" svg:y1="30.223cm" svg:x2="33.596cm" svg:y2="30.222cm">
          <text:p/>
        </draw:line>
        <draw:line draw:style-name="gr8" draw:text-style-name="P4" draw:layer="layout" svg:x1="32.326cm" svg:y1="27.048cm" svg:x2="33.596cm" svg:y2="27.047cm">
          <text:p/>
        </draw:line>
        <draw:line draw:style-name="gr8" draw:text-style-name="P4" draw:layer="layout" svg:x1="32.326cm" svg:y1="33.717cm" svg:x2="33.596cm" svg:y2="33.716cm">
          <text:p/>
        </draw:line>
        <draw:line draw:style-name="gr8" draw:text-style-name="P4" draw:layer="layout" svg:x1="32.326cm" svg:y1="34.352cm" svg:x2="31.373cm" svg:y2="34.351cm">
          <text:p/>
        </draw:line>
        <draw:line draw:style-name="gr8" draw:text-style-name="P4" draw:layer="layout" svg:x1="32.326cm" svg:y1="30.859cm" svg:x2="31.373cm" svg:y2="30.858cm">
          <text:p/>
        </draw:line>
        <draw:line draw:style-name="gr8" draw:text-style-name="P4" draw:layer="layout" svg:x1="32.326cm" svg:y1="27.367cm" svg:x2="31.373cm" svg:y2="27.366cm">
          <text:p/>
        </draw:line>
        <draw:line draw:style-name="gr8" draw:text-style-name="P4" draw:layer="layout" svg:x1="32.326cm" svg:y1="24.192cm" svg:x2="31.373cm" svg:y2="24.191cm">
          <text:p/>
        </draw:line>
        <draw:line draw:style-name="gr7" draw:text-style-name="P4" draw:layer="layout" svg:x1="23.542cm" svg:y1="15.971cm" svg:x2="21.637cm" svg:y2="15.97cm">
          <text:p/>
        </draw:line>
        <draw:custom-shape draw:style-name="gr2" draw:text-style-name="P1" draw:layer="layout" svg:width="3.81cm" svg:height="2.539cm" svg:x="23.632cm" svg:y="14.633cm">
          <text:p text:style-name="P1">App Storage</text:p>
          <text:p text:style-name="P1">SS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539cm" svg:x="22.194cm" svg:y="31.952cm">
          <text:p text:style-name="P1">Ansible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20.972cm" svg:y1="33.222cm" svg:x2="22.272cm" svg:y2="33.22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27cm" svg:stroke-color="#3465a4" draw:marker-start="Triangle" draw:marker-start-width="0.635cm" draw:marker-start-center="false" draw:marker-end="Triangle" draw:marker-end-width="0.6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27cm" draw:marker-start-width="0.381cm" draw:marker-end="Triangle" draw:marker-end-width="0.483cm" draw:fill="none" draw:fill-gradient-name="Gradient_20_2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5.72cm" fo:page-height="40.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5T18:57:24.212784996</meta:creation-date>
    <dc:date>2021-10-07T23:03:20.159741972</dc:date>
    <meta:editing-duration>PT1H10M23S</meta:editing-duration>
    <meta:editing-cycles>10</meta:editing-cycles>
    <meta:generator>LibreOffice/7.1.6.2$Linux_X86_64 LibreOffice_project/10$Build-2</meta:generator>
    <meta:document-statistic meta:object-count="80"/>
  </office:meta>
</office:document-meta>
</file>